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11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xpath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https://petstore.octoperf.com/actions/Catalog.action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https://petstore.octoperf.com/actions/Catalog.action</text:p>
          </table:table-cell>
        </table:table-row>
        <table:table-row table:style-name="ro1">
          <table:table-cell office:value-type="string" calcext:value-type="string">
            <text:p>repeated password</text:p>
          </table:table-cell>
          <table:table-cell office:value-type="string" calcext:value-type="string">
            <text:p>https://petstore.octoperf.com/actions/Catalog.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0:28:46.037000000</meta:creation-date>
    <dc:date>2021-11-04T16:59:36.271000000</dc:date>
    <meta:editing-duration>PT6H20M40S</meta:editing-duration>
    <meta:editing-cycles>1</meta:editing-cycles>
    <meta:document-statistic meta:table-count="1" meta:cell-count="8" meta:object-count="0"/>
    <meta:generator>LibreOffice/7.1.6.2$Windows_X86_64 LibreOffice_project/0e133318fcee89abacd6a7d077e292f1145735c3</meta:generator>
  </office:meta>
</office:document-meta>
</file>